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fais en sorte d'afficher quelque part sur ta page les id qui ont été mis en favoris (getItem cette fois-ci)<text:line-break/> <text:line-break/>Une fois que tu auras compris comment stocker des éléments dans le localStorage et comment récupérer ce qui s'y trouve <text:line-break/>Alors on pourra appliquer une mise en forme aux citations pour les différencier à l'affichage (un truc simple comme changer la couleur du texte par exemple)<text:line-break/> <text:line-break/>Et pourquoi pas mettre en place le coeur par la suite (rempli / pas rempli)<text:line-break/>Mais pas avant d'avoir compris tous les concepts précédent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21:23:37.912000000</meta:creation-date>
    <dc:date>2024-11-26T17:20:53.698000000</dc:date>
    <meta:editing-duration>PT6M48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1" meta:word-count="91" meta:character-count="527" meta:non-whitespace-character-count="432"/>
  </office:meta>
</office:document-meta>
</file>